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7, 2023 (03: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make you practis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 much.</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runn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s)he wants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but only if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s well as the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6Z</meta:creation-date>
    <dc:date>2023-01-17T20:24:46Z</dc:date>
    <meta:user-defined meta:name="date" meta:value-type="string">January  17, 2023 (03: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